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0.73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1.106cm"/>
    </style:style>
    <style:style style:name="co7" style:family="table-column">
      <style:table-column-properties fo:break-before="auto" style:column-width="1.24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1.018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0.774cm"/>
    </style:style>
    <style:style style:name="co12" style:family="table-column">
      <style:table-column-properties fo:break-before="auto" style:column-width="0.596cm"/>
    </style:style>
    <style:style style:name="co13" style:family="table-column">
      <style:table-column-properties fo:break-before="auto" style:column-width="1.041cm"/>
    </style:style>
    <style:style style:name="co14" style:family="table-column">
      <style:table-column-properties fo:break-before="auto" style:column-width="2.03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style:font-name="Courier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style:font-name="Courier"/>
    </style:style>
    <style:style style:name="ce3" style:family="table-cell" style:parent-style-name="Default">
      <style:text-properties style:text-position="" style:font-name="Courier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5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10" table:default-cell-style-name="ce3"/>
        <table:table-column table:style-name="co1" table:number-columns-repeated="2" table:default-cell-style-name="ce3"/>
        <table:table-column table:style-name="co11" table:default-cell-style-name="ce3"/>
        <table:table-column table:style-name="co4" table:default-cell-style-name="ce3"/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8" table:default-cell-style-name="ce3"/>
        <table:table-column table:style-name="co1" table:number-columns-repeated="2" table:default-cell-style-name="ce3"/>
        <table:table-column table:style-name="co11" table:default-cell-style-name="ce3"/>
        <table:table-column table:style-name="co1" table:number-columns-repeated="993" table:default-cell-style-name="ce3"/>
        <table:table-row table:style-name="ro1">
          <table:table-cell table:style-name="ce1" office:value-type="string" calcext:value-type="string">
            <text:p>Zeile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DMX bin</text:p>
          </table:table-cell>
          <table:table-cell table:style-name="ce2" office:value-type="string" calcext:value-type="string">
            <text:p>ID</text:p>
          </table:table-cell>
          <table:table-cell table:number-columns-repeated="99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table:formula="of:=[.B3]+30" office:value-type="float" office:value="331" calcext:value-type="float">
            <text:p>331</text:p>
          </table:table-cell>
          <table:table-cell table:style-name="ce1" table:formula="of:=DEC2BIN([.B2];10)" office:value-type="string" office:string-value="0101001011" calcext:value-type="string">
            <text:p>0101001011</text:p>
          </table:table-cell>
          <table:table-cell table:style-name="ce2"/>
          <table:table-cell table:style-name="ce2" table:formula="of:=[.B2]+3" office:value-type="float" office:value="334" calcext:value-type="float">
            <text:p>334</text:p>
          </table:table-cell>
          <table:table-cell table:style-name="ce2" table:formula="of:=DEC2BIN([.E2];10)" office:value-type="string" office:string-value="0101001110" calcext:value-type="string">
            <text:p>0101001110</text:p>
          </table:table-cell>
          <table:table-cell table:style-name="ce2"/>
          <table:table-cell table:style-name="ce2" table:formula="of:=[.E2]+3" office:value-type="float" office:value="337" calcext:value-type="float">
            <text:p>337</text:p>
          </table:table-cell>
          <table:table-cell table:style-name="ce2" table:formula="of:=DEC2BIN([.H2];10)" office:value-type="string" office:string-value="0101010001" calcext:value-type="string">
            <text:p>0101010001</text:p>
          </table:table-cell>
          <table:table-cell table:style-name="ce2"/>
          <table:table-cell table:style-name="ce2" table:formula="of:=[.H2]+3" office:value-type="float" office:value="340" calcext:value-type="float">
            <text:p>340</text:p>
          </table:table-cell>
          <table:table-cell table:style-name="ce2" table:formula="of:=DEC2BIN([.K2];10)" office:value-type="string" office:string-value="0101010100" calcext:value-type="string">
            <text:p>0101010100</text:p>
          </table:table-cell>
          <table:table-cell table:style-name="ce2"/>
          <table:table-cell table:style-name="ce1" table:formula="of:=[.K2]+3" office:value-type="float" office:value="343" calcext:value-type="float">
            <text:p>343</text:p>
          </table:table-cell>
          <table:table-cell table:style-name="ce1" table:formula="of:=DEC2BIN([.N2];10)" office:value-type="string" office:string-value="0101010111" calcext:value-type="string">
            <text:p>0101010111</text:p>
          </table:table-cell>
          <table:table-cell table:style-name="ce2"/>
          <table:table-cell table:style-name="ce2" table:formula="of:=[.N2]+3" office:value-type="float" office:value="346" calcext:value-type="float">
            <text:p>346</text:p>
          </table:table-cell>
          <table:table-cell table:style-name="ce2" table:formula="of:=DEC2BIN([.Q2];10)" office:value-type="string" office:string-value="0101011010" calcext:value-type="string">
            <text:p>0101011010</text:p>
          </table:table-cell>
          <table:table-cell table:style-name="ce2"/>
          <table:table-cell table:style-name="ce2" table:formula="of:=[.Q2]+3" office:value-type="float" office:value="349" calcext:value-type="float">
            <text:p>349</text:p>
          </table:table-cell>
          <table:table-cell table:style-name="ce2" table:formula="of:=DEC2BIN([.T2];10)" office:value-type="string" office:string-value="0101011101" calcext:value-type="string">
            <text:p>0101011101</text:p>
          </table:table-cell>
          <table:table-cell table:style-name="ce2"/>
          <table:table-cell table:style-name="ce2" table:formula="of:=[.T2]+3" office:value-type="float" office:value="352" calcext:value-type="float">
            <text:p>352</text:p>
          </table:table-cell>
          <table:table-cell table:style-name="ce2" table:formula="of:=DEC2BIN([.W2];10)" office:value-type="string" office:string-value="0101100000" calcext:value-type="string">
            <text:p>0101100000</text:p>
          </table:table-cell>
          <table:table-cell table:style-name="ce2"/>
          <table:table-cell table:style-name="ce1" table:formula="of:=[.W2]+3" office:value-type="float" office:value="355" calcext:value-type="float">
            <text:p>355</text:p>
          </table:table-cell>
          <table:table-cell table:style-name="ce1" table:formula="of:=DEC2BIN([.Z2];10)" office:value-type="string" office:string-value="0101100011" calcext:value-type="string">
            <text:p>0101100011</text:p>
          </table:table-cell>
          <table:table-cell table:style-name="ce2"/>
          <table:table-cell table:style-name="ce2" table:formula="of:=[.Z2]+3" office:value-type="float" office:value="358" calcext:value-type="float">
            <text:p>358</text:p>
          </table:table-cell>
          <table:table-cell table:style-name="ce2" table:formula="of:=DEC2BIN([.AC2];10)" office:value-type="string" office:string-value="0101100110" calcext:value-type="string">
            <text:p>010110011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" table:formula="of:=[.B4]+30" office:value-type="float" office:value="301" calcext:value-type="float">
            <text:p>301</text:p>
          </table:table-cell>
          <table:table-cell table:style-name="ce1" table:formula="of:=DEC2BIN([.B3];10)" office:value-type="string" office:string-value="0100101101" calcext:value-type="string">
            <text:p>0100101101</text:p>
          </table:table-cell>
          <table:table-cell table:style-name="ce2"/>
          <table:table-cell table:style-name="ce2" table:formula="of:=[.B3]+3" office:value-type="float" office:value="304" calcext:value-type="float">
            <text:p>304</text:p>
          </table:table-cell>
          <table:table-cell table:style-name="ce2" table:formula="of:=DEC2BIN([.E3];10)" office:value-type="string" office:string-value="0100110000" calcext:value-type="string">
            <text:p>0100110000</text:p>
          </table:table-cell>
          <table:table-cell table:style-name="ce2"/>
          <table:table-cell table:style-name="ce2" table:formula="of:=[.E3]+3" office:value-type="float" office:value="307" calcext:value-type="float">
            <text:p>307</text:p>
          </table:table-cell>
          <table:table-cell table:style-name="ce2" table:formula="of:=DEC2BIN([.H3];10)" office:value-type="string" office:string-value="0100110011" calcext:value-type="string">
            <text:p>0100110011</text:p>
          </table:table-cell>
          <table:table-cell table:style-name="ce2"/>
          <table:table-cell table:style-name="ce2" table:formula="of:=[.H3]+3" office:value-type="float" office:value="310" calcext:value-type="float">
            <text:p>310</text:p>
          </table:table-cell>
          <table:table-cell table:style-name="ce2" table:formula="of:=DEC2BIN([.K3];10)" office:value-type="string" office:string-value="0100110110" calcext:value-type="string">
            <text:p>0100110110</text:p>
          </table:table-cell>
          <table:table-cell table:style-name="ce2"/>
          <table:table-cell table:style-name="ce1" table:formula="of:=[.K3]+3" office:value-type="float" office:value="313" calcext:value-type="float">
            <text:p>313</text:p>
          </table:table-cell>
          <table:table-cell table:style-name="ce1" table:formula="of:=DEC2BIN([.N3];10)" office:value-type="string" office:string-value="0100111001" calcext:value-type="string">
            <text:p>0100111001</text:p>
          </table:table-cell>
          <table:table-cell table:style-name="ce2"/>
          <table:table-cell table:style-name="ce2" table:formula="of:=[.N3]+3" office:value-type="float" office:value="316" calcext:value-type="float">
            <text:p>316</text:p>
          </table:table-cell>
          <table:table-cell table:style-name="ce2" table:formula="of:=DEC2BIN([.Q3];10)" office:value-type="string" office:string-value="0100111100" calcext:value-type="string">
            <text:p>0100111100</text:p>
          </table:table-cell>
          <table:table-cell table:style-name="ce2"/>
          <table:table-cell table:style-name="ce2" table:formula="of:=[.Q3]+3" office:value-type="float" office:value="319" calcext:value-type="float">
            <text:p>319</text:p>
          </table:table-cell>
          <table:table-cell table:style-name="ce2" table:formula="of:=DEC2BIN([.T3];10)" office:value-type="string" office:string-value="0100111111" calcext:value-type="string">
            <text:p>0100111111</text:p>
          </table:table-cell>
          <table:table-cell table:style-name="ce2"/>
          <table:table-cell table:style-name="ce2" table:formula="of:=[.T3]+3" office:value-type="float" office:value="322" calcext:value-type="float">
            <text:p>322</text:p>
          </table:table-cell>
          <table:table-cell table:style-name="ce2" table:formula="of:=DEC2BIN([.W3];10)" office:value-type="string" office:string-value="0101000010" calcext:value-type="string">
            <text:p>0101000010</text:p>
          </table:table-cell>
          <table:table-cell table:style-name="ce2"/>
          <table:table-cell table:style-name="ce1" table:formula="of:=[.W3]+3" office:value-type="float" office:value="325" calcext:value-type="float">
            <text:p>325</text:p>
          </table:table-cell>
          <table:table-cell table:style-name="ce1" table:formula="of:=DEC2BIN([.Z3];10)" office:value-type="string" office:string-value="0101000101" calcext:value-type="string">
            <text:p>0101000101</text:p>
          </table:table-cell>
          <table:table-cell table:style-name="ce2"/>
          <table:table-cell table:style-name="ce2" table:formula="of:=[.Z3]+3" office:value-type="float" office:value="328" calcext:value-type="float">
            <text:p>328</text:p>
          </table:table-cell>
          <table:table-cell table:style-name="ce2" table:formula="of:=DEC2BIN([.AC3];10)" office:value-type="string" office:string-value="0101001000" calcext:value-type="string">
            <text:p>010100100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" table:formula="of:=[.B5]+30" office:value-type="float" office:value="271" calcext:value-type="float">
            <text:p>271</text:p>
          </table:table-cell>
          <table:table-cell table:style-name="ce1" table:formula="of:=DEC2BIN([.B4];10)" office:value-type="string" office:string-value="0100001111" calcext:value-type="string">
            <text:p>0100001111</text:p>
          </table:table-cell>
          <table:table-cell table:style-name="ce2"/>
          <table:table-cell table:style-name="ce2" table:formula="of:=[.B4]+3" office:value-type="float" office:value="274" calcext:value-type="float">
            <text:p>274</text:p>
          </table:table-cell>
          <table:table-cell table:style-name="ce2" table:formula="of:=DEC2BIN([.E4];10)" office:value-type="string" office:string-value="0100010010" calcext:value-type="string">
            <text:p>0100010010</text:p>
          </table:table-cell>
          <table:table-cell table:style-name="ce2"/>
          <table:table-cell table:style-name="ce2" table:formula="of:=[.E4]+3" office:value-type="float" office:value="277" calcext:value-type="float">
            <text:p>277</text:p>
          </table:table-cell>
          <table:table-cell table:style-name="ce2" table:formula="of:=DEC2BIN([.H4];10)" office:value-type="string" office:string-value="0100010101" calcext:value-type="string">
            <text:p>0100010101</text:p>
          </table:table-cell>
          <table:table-cell table:style-name="ce2"/>
          <table:table-cell table:style-name="ce2" table:formula="of:=[.H4]+3" office:value-type="float" office:value="280" calcext:value-type="float">
            <text:p>280</text:p>
          </table:table-cell>
          <table:table-cell table:style-name="ce2" table:formula="of:=DEC2BIN([.K4];10)" office:value-type="string" office:string-value="0100011000" calcext:value-type="string">
            <text:p>0100011000</text:p>
          </table:table-cell>
          <table:table-cell table:style-name="ce2"/>
          <table:table-cell table:style-name="ce1" table:formula="of:=[.K4]+3" office:value-type="float" office:value="283" calcext:value-type="float">
            <text:p>283</text:p>
          </table:table-cell>
          <table:table-cell table:style-name="ce1" table:formula="of:=DEC2BIN([.N4];10)" office:value-type="string" office:string-value="0100011011" calcext:value-type="string">
            <text:p>0100011011</text:p>
          </table:table-cell>
          <table:table-cell table:style-name="ce2"/>
          <table:table-cell table:style-name="ce2" table:formula="of:=[.N4]+3" office:value-type="float" office:value="286" calcext:value-type="float">
            <text:p>286</text:p>
          </table:table-cell>
          <table:table-cell table:style-name="ce2" table:formula="of:=DEC2BIN([.Q4];10)" office:value-type="string" office:string-value="0100011110" calcext:value-type="string">
            <text:p>0100011110</text:p>
          </table:table-cell>
          <table:table-cell table:style-name="ce2"/>
          <table:table-cell table:style-name="ce2" table:formula="of:=[.Q4]+3" office:value-type="float" office:value="289" calcext:value-type="float">
            <text:p>289</text:p>
          </table:table-cell>
          <table:table-cell table:style-name="ce2" table:formula="of:=DEC2BIN([.T4];10)" office:value-type="string" office:string-value="0100100001" calcext:value-type="string">
            <text:p>0100100001</text:p>
          </table:table-cell>
          <table:table-cell table:style-name="ce2"/>
          <table:table-cell table:style-name="ce2" table:formula="of:=[.T4]+3" office:value-type="float" office:value="292" calcext:value-type="float">
            <text:p>292</text:p>
          </table:table-cell>
          <table:table-cell table:style-name="ce2" table:formula="of:=DEC2BIN([.W4];10)" office:value-type="string" office:string-value="0100100100" calcext:value-type="string">
            <text:p>0100100100</text:p>
          </table:table-cell>
          <table:table-cell table:style-name="ce2"/>
          <table:table-cell table:style-name="ce1" table:formula="of:=[.W4]+3" office:value-type="float" office:value="295" calcext:value-type="float">
            <text:p>295</text:p>
          </table:table-cell>
          <table:table-cell table:style-name="ce1" table:formula="of:=DEC2BIN([.Z4];10)" office:value-type="string" office:string-value="0100100111" calcext:value-type="string">
            <text:p>0100100111</text:p>
          </table:table-cell>
          <table:table-cell table:style-name="ce2"/>
          <table:table-cell table:style-name="ce2" table:formula="of:=[.Z4]+3" office:value-type="float" office:value="298" calcext:value-type="float">
            <text:p>298</text:p>
          </table:table-cell>
          <table:table-cell table:style-name="ce2" table:formula="of:=DEC2BIN([.AC4];10)" office:value-type="string" office:string-value="0100101010" calcext:value-type="string">
            <text:p>010010101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" table:formula="of:=[.B6]+30" office:value-type="float" office:value="241" calcext:value-type="float">
            <text:p>241</text:p>
          </table:table-cell>
          <table:table-cell table:style-name="ce1" table:formula="of:=DEC2BIN([.B5];10)" office:value-type="string" office:string-value="0011110001" calcext:value-type="string">
            <text:p>0011110001</text:p>
          </table:table-cell>
          <table:table-cell table:style-name="ce2"/>
          <table:table-cell table:style-name="ce2" table:formula="of:=[.B5]+3" office:value-type="float" office:value="244" calcext:value-type="float">
            <text:p>244</text:p>
          </table:table-cell>
          <table:table-cell table:style-name="ce2" table:formula="of:=DEC2BIN([.E5];10)" office:value-type="string" office:string-value="0011110100" calcext:value-type="string">
            <text:p>0011110100</text:p>
          </table:table-cell>
          <table:table-cell table:style-name="ce2"/>
          <table:table-cell table:style-name="ce2" table:formula="of:=[.E5]+3" office:value-type="float" office:value="247" calcext:value-type="float">
            <text:p>247</text:p>
          </table:table-cell>
          <table:table-cell table:style-name="ce2" table:formula="of:=DEC2BIN([.H5];10)" office:value-type="string" office:string-value="0011110111" calcext:value-type="string">
            <text:p>0011110111</text:p>
          </table:table-cell>
          <table:table-cell table:style-name="ce2"/>
          <table:table-cell table:style-name="ce2" table:formula="of:=[.H5]+3" office:value-type="float" office:value="250" calcext:value-type="float">
            <text:p>250</text:p>
          </table:table-cell>
          <table:table-cell table:style-name="ce2" table:formula="of:=DEC2BIN([.K5];10)" office:value-type="string" office:string-value="0011111010" calcext:value-type="string">
            <text:p>0011111010</text:p>
          </table:table-cell>
          <table:table-cell table:style-name="ce2"/>
          <table:table-cell table:style-name="ce1" table:formula="of:=[.K5]+3" office:value-type="float" office:value="253" calcext:value-type="float">
            <text:p>253</text:p>
          </table:table-cell>
          <table:table-cell table:style-name="ce1" table:formula="of:=DEC2BIN([.N5];10)" office:value-type="string" office:string-value="0011111101" calcext:value-type="string">
            <text:p>0011111101</text:p>
          </table:table-cell>
          <table:table-cell table:style-name="ce2"/>
          <table:table-cell table:style-name="ce2" table:formula="of:=[.N5]+3" office:value-type="float" office:value="256" calcext:value-type="float">
            <text:p>256</text:p>
          </table:table-cell>
          <table:table-cell table:style-name="ce2" table:formula="of:=DEC2BIN([.Q5];10)" office:value-type="string" office:string-value="0100000000" calcext:value-type="string">
            <text:p>0100000000</text:p>
          </table:table-cell>
          <table:table-cell table:style-name="ce2"/>
          <table:table-cell table:style-name="ce2" table:formula="of:=[.Q5]+3" office:value-type="float" office:value="259" calcext:value-type="float">
            <text:p>259</text:p>
          </table:table-cell>
          <table:table-cell table:style-name="ce2" table:formula="of:=DEC2BIN([.T5];10)" office:value-type="string" office:string-value="0100000011" calcext:value-type="string">
            <text:p>0100000011</text:p>
          </table:table-cell>
          <table:table-cell table:style-name="ce2"/>
          <table:table-cell table:style-name="ce2" table:formula="of:=[.T5]+3" office:value-type="float" office:value="262" calcext:value-type="float">
            <text:p>262</text:p>
          </table:table-cell>
          <table:table-cell table:style-name="ce2" table:formula="of:=DEC2BIN([.W5];10)" office:value-type="string" office:string-value="0100000110" calcext:value-type="string">
            <text:p>0100000110</text:p>
          </table:table-cell>
          <table:table-cell table:style-name="ce2"/>
          <table:table-cell table:style-name="ce1" table:formula="of:=[.W5]+3" office:value-type="float" office:value="265" calcext:value-type="float">
            <text:p>265</text:p>
          </table:table-cell>
          <table:table-cell table:style-name="ce1" table:formula="of:=DEC2BIN([.Z5];10)" office:value-type="string" office:string-value="0100001001" calcext:value-type="string">
            <text:p>0100001001</text:p>
          </table:table-cell>
          <table:table-cell table:style-name="ce2"/>
          <table:table-cell table:style-name="ce2" table:formula="of:=[.Z5]+3" office:value-type="float" office:value="268" calcext:value-type="float">
            <text:p>268</text:p>
          </table:table-cell>
          <table:table-cell table:style-name="ce2" table:formula="of:=DEC2BIN([.AC5];10)" office:value-type="string" office:string-value="0100001100" calcext:value-type="string">
            <text:p>010000110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" table:formula="of:=[.B7]+30" office:value-type="float" office:value="211" calcext:value-type="float">
            <text:p>211</text:p>
          </table:table-cell>
          <table:table-cell table:style-name="ce1" table:formula="of:=DEC2BIN([.B6];10)" office:value-type="string" office:string-value="0011010011" calcext:value-type="string">
            <text:p>0011010011</text:p>
          </table:table-cell>
          <table:table-cell table:style-name="ce2"/>
          <table:table-cell table:style-name="ce2" table:formula="of:=[.B6]+3" office:value-type="float" office:value="214" calcext:value-type="float">
            <text:p>214</text:p>
          </table:table-cell>
          <table:table-cell table:style-name="ce2" table:formula="of:=DEC2BIN([.E6];10)" office:value-type="string" office:string-value="0011010110" calcext:value-type="string">
            <text:p>0011010110</text:p>
          </table:table-cell>
          <table:table-cell table:style-name="ce2"/>
          <table:table-cell table:style-name="ce2" table:formula="of:=[.E6]+3" office:value-type="float" office:value="217" calcext:value-type="float">
            <text:p>217</text:p>
          </table:table-cell>
          <table:table-cell table:style-name="ce2" table:formula="of:=DEC2BIN([.H6];10)" office:value-type="string" office:string-value="0011011001" calcext:value-type="string">
            <text:p>0011011001</text:p>
          </table:table-cell>
          <table:table-cell table:style-name="ce2"/>
          <table:table-cell table:style-name="ce2" table:formula="of:=[.H6]+3" office:value-type="float" office:value="220" calcext:value-type="float">
            <text:p>220</text:p>
          </table:table-cell>
          <table:table-cell table:style-name="ce2" table:formula="of:=DEC2BIN([.K6];10)" office:value-type="string" office:string-value="0011011100" calcext:value-type="string">
            <text:p>0011011100</text:p>
          </table:table-cell>
          <table:table-cell table:style-name="ce2"/>
          <table:table-cell table:style-name="ce1" table:formula="of:=[.K6]+3" office:value-type="float" office:value="223" calcext:value-type="float">
            <text:p>223</text:p>
          </table:table-cell>
          <table:table-cell table:style-name="ce1" table:formula="of:=DEC2BIN([.N6];10)" office:value-type="string" office:string-value="0011011111" calcext:value-type="string">
            <text:p>0011011111</text:p>
          </table:table-cell>
          <table:table-cell table:style-name="ce2"/>
          <table:table-cell table:style-name="ce2" table:formula="of:=[.N6]+3" office:value-type="float" office:value="226" calcext:value-type="float">
            <text:p>226</text:p>
          </table:table-cell>
          <table:table-cell table:style-name="ce2" table:formula="of:=DEC2BIN([.Q6];10)" office:value-type="string" office:string-value="0011100010" calcext:value-type="string">
            <text:p>0011100010</text:p>
          </table:table-cell>
          <table:table-cell table:style-name="ce2"/>
          <table:table-cell table:style-name="ce2" table:formula="of:=[.Q6]+3" office:value-type="float" office:value="229" calcext:value-type="float">
            <text:p>229</text:p>
          </table:table-cell>
          <table:table-cell table:style-name="ce2" table:formula="of:=DEC2BIN([.T6];10)" office:value-type="string" office:string-value="0011100101" calcext:value-type="string">
            <text:p>0011100101</text:p>
          </table:table-cell>
          <table:table-cell table:style-name="ce2"/>
          <table:table-cell table:style-name="ce2" table:formula="of:=[.T6]+3" office:value-type="float" office:value="232" calcext:value-type="float">
            <text:p>232</text:p>
          </table:table-cell>
          <table:table-cell table:style-name="ce2" table:formula="of:=DEC2BIN([.W6];10)" office:value-type="string" office:string-value="0011101000" calcext:value-type="string">
            <text:p>0011101000</text:p>
          </table:table-cell>
          <table:table-cell table:style-name="ce2"/>
          <table:table-cell table:style-name="ce1" table:formula="of:=[.W6]+3" office:value-type="float" office:value="235" calcext:value-type="float">
            <text:p>235</text:p>
          </table:table-cell>
          <table:table-cell table:style-name="ce1" table:formula="of:=DEC2BIN([.Z6];10)" office:value-type="string" office:string-value="0011101011" calcext:value-type="string">
            <text:p>0011101011</text:p>
          </table:table-cell>
          <table:table-cell table:style-name="ce2"/>
          <table:table-cell table:style-name="ce2" table:formula="of:=[.Z6]+3" office:value-type="float" office:value="238" calcext:value-type="float">
            <text:p>238</text:p>
          </table:table-cell>
          <table:table-cell table:style-name="ce2" table:formula="of:=DEC2BIN([.AC6];10)" office:value-type="string" office:string-value="0011101110" calcext:value-type="string">
            <text:p>001110111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" table:formula="of:=[.B8]+30" office:value-type="float" office:value="181" calcext:value-type="float">
            <text:p>181</text:p>
          </table:table-cell>
          <table:table-cell table:style-name="ce1" table:formula="of:=DEC2BIN([.B7];10)" office:value-type="string" office:string-value="0010110101" calcext:value-type="string">
            <text:p>0010110101</text:p>
          </table:table-cell>
          <table:table-cell table:style-name="ce2"/>
          <table:table-cell table:style-name="ce2" table:formula="of:=[.B7]+3" office:value-type="float" office:value="184" calcext:value-type="float">
            <text:p>184</text:p>
          </table:table-cell>
          <table:table-cell table:style-name="ce2" table:formula="of:=DEC2BIN([.E7];10)" office:value-type="string" office:string-value="0010111000" calcext:value-type="string">
            <text:p>0010111000</text:p>
          </table:table-cell>
          <table:table-cell table:style-name="ce2"/>
          <table:table-cell table:style-name="ce2" table:formula="of:=[.E7]+3" office:value-type="float" office:value="187" calcext:value-type="float">
            <text:p>187</text:p>
          </table:table-cell>
          <table:table-cell table:style-name="ce2" table:formula="of:=DEC2BIN([.H7];10)" office:value-type="string" office:string-value="0010111011" calcext:value-type="string">
            <text:p>0010111011</text:p>
          </table:table-cell>
          <table:table-cell table:style-name="ce2"/>
          <table:table-cell table:style-name="ce2" table:formula="of:=[.H7]+3" office:value-type="float" office:value="190" calcext:value-type="float">
            <text:p>190</text:p>
          </table:table-cell>
          <table:table-cell table:style-name="ce2" table:formula="of:=DEC2BIN([.K7];10)" office:value-type="string" office:string-value="0010111110" calcext:value-type="string">
            <text:p>0010111110</text:p>
          </table:table-cell>
          <table:table-cell table:style-name="ce2"/>
          <table:table-cell table:style-name="ce1" table:formula="of:=[.K7]+3" office:value-type="float" office:value="193" calcext:value-type="float">
            <text:p>193</text:p>
          </table:table-cell>
          <table:table-cell table:style-name="ce1" table:formula="of:=DEC2BIN([.N7];10)" office:value-type="string" office:string-value="0011000001" calcext:value-type="string">
            <text:p>0011000001</text:p>
          </table:table-cell>
          <table:table-cell table:style-name="ce2"/>
          <table:table-cell table:style-name="ce2" table:formula="of:=[.N7]+3" office:value-type="float" office:value="196" calcext:value-type="float">
            <text:p>196</text:p>
          </table:table-cell>
          <table:table-cell table:style-name="ce2" table:formula="of:=DEC2BIN([.Q7];10)" office:value-type="string" office:string-value="0011000100" calcext:value-type="string">
            <text:p>0011000100</text:p>
          </table:table-cell>
          <table:table-cell table:style-name="ce2"/>
          <table:table-cell table:style-name="ce2" table:formula="of:=[.Q7]+3" office:value-type="float" office:value="199" calcext:value-type="float">
            <text:p>199</text:p>
          </table:table-cell>
          <table:table-cell table:style-name="ce2" table:formula="of:=DEC2BIN([.T7];10)" office:value-type="string" office:string-value="0011000111" calcext:value-type="string">
            <text:p>0011000111</text:p>
          </table:table-cell>
          <table:table-cell table:style-name="ce2"/>
          <table:table-cell table:style-name="ce2" table:formula="of:=[.T7]+3" office:value-type="float" office:value="202" calcext:value-type="float">
            <text:p>202</text:p>
          </table:table-cell>
          <table:table-cell table:style-name="ce2" table:formula="of:=DEC2BIN([.W7];10)" office:value-type="string" office:string-value="0011001010" calcext:value-type="string">
            <text:p>0011001010</text:p>
          </table:table-cell>
          <table:table-cell table:style-name="ce2"/>
          <table:table-cell table:style-name="ce1" table:formula="of:=[.W7]+3" office:value-type="float" office:value="205" calcext:value-type="float">
            <text:p>205</text:p>
          </table:table-cell>
          <table:table-cell table:style-name="ce1" table:formula="of:=DEC2BIN([.Z7];10)" office:value-type="string" office:string-value="0011001101" calcext:value-type="string">
            <text:p>0011001101</text:p>
          </table:table-cell>
          <table:table-cell table:style-name="ce2"/>
          <table:table-cell table:style-name="ce2" table:formula="of:=[.Z7]+3" office:value-type="float" office:value="208" calcext:value-type="float">
            <text:p>208</text:p>
          </table:table-cell>
          <table:table-cell table:style-name="ce2" table:formula="of:=DEC2BIN([.AC7];10)" office:value-type="string" office:string-value="0011010000" calcext:value-type="string">
            <text:p>001101000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" table:formula="of:=[.B9]+30" office:value-type="float" office:value="151" calcext:value-type="float">
            <text:p>151</text:p>
          </table:table-cell>
          <table:table-cell table:style-name="ce1" table:formula="of:=DEC2BIN([.B8];10)" office:value-type="string" office:string-value="0010010111" calcext:value-type="string">
            <text:p>0010010111</text:p>
          </table:table-cell>
          <table:table-cell table:style-name="ce2"/>
          <table:table-cell table:style-name="ce2" table:formula="of:=[.B8]+3" office:value-type="float" office:value="154" calcext:value-type="float">
            <text:p>154</text:p>
          </table:table-cell>
          <table:table-cell table:style-name="ce2" table:formula="of:=DEC2BIN([.E8];10)" office:value-type="string" office:string-value="0010011010" calcext:value-type="string">
            <text:p>0010011010</text:p>
          </table:table-cell>
          <table:table-cell table:style-name="ce2"/>
          <table:table-cell table:style-name="ce2" table:formula="of:=[.E8]+3" office:value-type="float" office:value="157" calcext:value-type="float">
            <text:p>157</text:p>
          </table:table-cell>
          <table:table-cell table:style-name="ce2" table:formula="of:=DEC2BIN([.H8];10)" office:value-type="string" office:string-value="0010011101" calcext:value-type="string">
            <text:p>0010011101</text:p>
          </table:table-cell>
          <table:table-cell table:style-name="ce2"/>
          <table:table-cell table:style-name="ce2" table:formula="of:=[.H8]+3" office:value-type="float" office:value="160" calcext:value-type="float">
            <text:p>160</text:p>
          </table:table-cell>
          <table:table-cell table:style-name="ce2" table:formula="of:=DEC2BIN([.K8];10)" office:value-type="string" office:string-value="0010100000" calcext:value-type="string">
            <text:p>0010100000</text:p>
          </table:table-cell>
          <table:table-cell table:style-name="ce2"/>
          <table:table-cell table:style-name="ce1" table:formula="of:=[.K8]+3" office:value-type="float" office:value="163" calcext:value-type="float">
            <text:p>163</text:p>
          </table:table-cell>
          <table:table-cell table:style-name="ce1" table:formula="of:=DEC2BIN([.N8];10)" office:value-type="string" office:string-value="0010100011" calcext:value-type="string">
            <text:p>0010100011</text:p>
          </table:table-cell>
          <table:table-cell table:style-name="ce2"/>
          <table:table-cell table:style-name="ce2" table:formula="of:=[.N8]+3" office:value-type="float" office:value="166" calcext:value-type="float">
            <text:p>166</text:p>
          </table:table-cell>
          <table:table-cell table:style-name="ce2" table:formula="of:=DEC2BIN([.Q8];10)" office:value-type="string" office:string-value="0010100110" calcext:value-type="string">
            <text:p>0010100110</text:p>
          </table:table-cell>
          <table:table-cell table:style-name="ce2"/>
          <table:table-cell table:style-name="ce2" table:formula="of:=[.Q8]+3" office:value-type="float" office:value="169" calcext:value-type="float">
            <text:p>169</text:p>
          </table:table-cell>
          <table:table-cell table:style-name="ce2" table:formula="of:=DEC2BIN([.T8];10)" office:value-type="string" office:string-value="0010101001" calcext:value-type="string">
            <text:p>0010101001</text:p>
          </table:table-cell>
          <table:table-cell table:style-name="ce2"/>
          <table:table-cell table:style-name="ce2" table:formula="of:=[.T8]+3" office:value-type="float" office:value="172" calcext:value-type="float">
            <text:p>172</text:p>
          </table:table-cell>
          <table:table-cell table:style-name="ce2" table:formula="of:=DEC2BIN([.W8];10)" office:value-type="string" office:string-value="0010101100" calcext:value-type="string">
            <text:p>0010101100</text:p>
          </table:table-cell>
          <table:table-cell table:style-name="ce2"/>
          <table:table-cell table:style-name="ce1" table:formula="of:=[.W8]+3" office:value-type="float" office:value="175" calcext:value-type="float">
            <text:p>175</text:p>
          </table:table-cell>
          <table:table-cell table:style-name="ce1" table:formula="of:=DEC2BIN([.Z8];10)" office:value-type="string" office:string-value="0010101111" calcext:value-type="string">
            <text:p>0010101111</text:p>
          </table:table-cell>
          <table:table-cell table:style-name="ce2"/>
          <table:table-cell table:style-name="ce2" table:formula="of:=[.Z8]+3" office:value-type="float" office:value="178" calcext:value-type="float">
            <text:p>178</text:p>
          </table:table-cell>
          <table:table-cell table:style-name="ce2" table:formula="of:=DEC2BIN([.AC8];10)" office:value-type="string" office:string-value="0010110010" calcext:value-type="string">
            <text:p>001011001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" table:formula="of:=[.B10]+30" office:value-type="float" office:value="121" calcext:value-type="float">
            <text:p>121</text:p>
          </table:table-cell>
          <table:table-cell table:style-name="ce1" table:formula="of:=DEC2BIN([.B9];10)" office:value-type="string" office:string-value="0001111001" calcext:value-type="string">
            <text:p>0001111001</text:p>
          </table:table-cell>
          <table:table-cell table:style-name="ce2"/>
          <table:table-cell table:style-name="ce2" table:formula="of:=[.B9]+3" office:value-type="float" office:value="124" calcext:value-type="float">
            <text:p>124</text:p>
          </table:table-cell>
          <table:table-cell table:style-name="ce2" table:formula="of:=DEC2BIN([.E9];10)" office:value-type="string" office:string-value="0001111100" calcext:value-type="string">
            <text:p>0001111100</text:p>
          </table:table-cell>
          <table:table-cell table:style-name="ce2"/>
          <table:table-cell table:style-name="ce2" table:formula="of:=[.E9]+3" office:value-type="float" office:value="127" calcext:value-type="float">
            <text:p>127</text:p>
          </table:table-cell>
          <table:table-cell table:style-name="ce2" table:formula="of:=DEC2BIN([.H9];10)" office:value-type="string" office:string-value="0001111111" calcext:value-type="string">
            <text:p>0001111111</text:p>
          </table:table-cell>
          <table:table-cell table:style-name="ce2"/>
          <table:table-cell table:style-name="ce2" table:formula="of:=[.H9]+3" office:value-type="float" office:value="130" calcext:value-type="float">
            <text:p>130</text:p>
          </table:table-cell>
          <table:table-cell table:style-name="ce2" table:formula="of:=DEC2BIN([.K9];10)" office:value-type="string" office:string-value="0010000010" calcext:value-type="string">
            <text:p>0010000010</text:p>
          </table:table-cell>
          <table:table-cell table:style-name="ce2"/>
          <table:table-cell table:style-name="ce1" table:formula="of:=[.K9]+3" office:value-type="float" office:value="133" calcext:value-type="float">
            <text:p>133</text:p>
          </table:table-cell>
          <table:table-cell table:style-name="ce1" table:formula="of:=DEC2BIN([.N9];10)" office:value-type="string" office:string-value="0010000101" calcext:value-type="string">
            <text:p>0010000101</text:p>
          </table:table-cell>
          <table:table-cell table:style-name="ce2"/>
          <table:table-cell table:style-name="ce2" table:formula="of:=[.N9]+3" office:value-type="float" office:value="136" calcext:value-type="float">
            <text:p>136</text:p>
          </table:table-cell>
          <table:table-cell table:style-name="ce2" table:formula="of:=DEC2BIN([.Q9];10)" office:value-type="string" office:string-value="0010001000" calcext:value-type="string">
            <text:p>0010001000</text:p>
          </table:table-cell>
          <table:table-cell table:style-name="ce2"/>
          <table:table-cell table:style-name="ce2" table:formula="of:=[.Q9]+3" office:value-type="float" office:value="139" calcext:value-type="float">
            <text:p>139</text:p>
          </table:table-cell>
          <table:table-cell table:style-name="ce2" table:formula="of:=DEC2BIN([.T9];10)" office:value-type="string" office:string-value="0010001011" calcext:value-type="string">
            <text:p>0010001011</text:p>
          </table:table-cell>
          <table:table-cell table:style-name="ce2"/>
          <table:table-cell table:style-name="ce2" table:formula="of:=[.T9]+3" office:value-type="float" office:value="142" calcext:value-type="float">
            <text:p>142</text:p>
          </table:table-cell>
          <table:table-cell table:style-name="ce2" table:formula="of:=DEC2BIN([.W9];10)" office:value-type="string" office:string-value="0010001110" calcext:value-type="string">
            <text:p>0010001110</text:p>
          </table:table-cell>
          <table:table-cell table:style-name="ce2"/>
          <table:table-cell table:style-name="ce1" table:formula="of:=[.W9]+3" office:value-type="float" office:value="145" calcext:value-type="float">
            <text:p>145</text:p>
          </table:table-cell>
          <table:table-cell table:style-name="ce1" table:formula="of:=DEC2BIN([.Z9];10)" office:value-type="string" office:string-value="0010010001" calcext:value-type="string">
            <text:p>0010010001</text:p>
          </table:table-cell>
          <table:table-cell table:style-name="ce2"/>
          <table:table-cell table:style-name="ce2" table:formula="of:=[.Z9]+3" office:value-type="float" office:value="148" calcext:value-type="float">
            <text:p>148</text:p>
          </table:table-cell>
          <table:table-cell table:style-name="ce2" table:formula="of:=DEC2BIN([.AC9];10)" office:value-type="string" office:string-value="0010010100" calcext:value-type="string">
            <text:p>001001010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table:formula="of:=[.B11]+30" office:value-type="float" office:value="91" calcext:value-type="float">
            <text:p>91</text:p>
          </table:table-cell>
          <table:table-cell table:style-name="ce1" table:formula="of:=DEC2BIN([.B10];10)" office:value-type="string" office:string-value="0001011011" calcext:value-type="string">
            <text:p>0001011011</text:p>
          </table:table-cell>
          <table:table-cell table:style-name="ce2"/>
          <table:table-cell table:style-name="ce2" table:formula="of:=[.B10]+3" office:value-type="float" office:value="94" calcext:value-type="float">
            <text:p>94</text:p>
          </table:table-cell>
          <table:table-cell table:style-name="ce2" table:formula="of:=DEC2BIN([.E10];10)" office:value-type="string" office:string-value="0001011110" calcext:value-type="string">
            <text:p>0001011110</text:p>
          </table:table-cell>
          <table:table-cell table:style-name="ce2"/>
          <table:table-cell table:style-name="ce2" table:formula="of:=[.E10]+3" office:value-type="float" office:value="97" calcext:value-type="float">
            <text:p>97</text:p>
          </table:table-cell>
          <table:table-cell table:style-name="ce2" table:formula="of:=DEC2BIN([.H10];10)" office:value-type="string" office:string-value="0001100001" calcext:value-type="string">
            <text:p>0001100001</text:p>
          </table:table-cell>
          <table:table-cell table:style-name="ce2"/>
          <table:table-cell table:style-name="ce2" table:formula="of:=[.H10]+3" office:value-type="float" office:value="100" calcext:value-type="float">
            <text:p>100</text:p>
          </table:table-cell>
          <table:table-cell table:style-name="ce2" table:formula="of:=DEC2BIN([.K10];10)" office:value-type="string" office:string-value="0001100100" calcext:value-type="string">
            <text:p>0001100100</text:p>
          </table:table-cell>
          <table:table-cell table:style-name="ce2"/>
          <table:table-cell table:style-name="ce1" table:formula="of:=[.K10]+3" office:value-type="float" office:value="103" calcext:value-type="float">
            <text:p>103</text:p>
          </table:table-cell>
          <table:table-cell table:style-name="ce1" table:formula="of:=DEC2BIN([.N10];10)" office:value-type="string" office:string-value="0001100111" calcext:value-type="string">
            <text:p>0001100111</text:p>
          </table:table-cell>
          <table:table-cell table:style-name="ce2"/>
          <table:table-cell table:style-name="ce2" table:formula="of:=[.N10]+3" office:value-type="float" office:value="106" calcext:value-type="float">
            <text:p>106</text:p>
          </table:table-cell>
          <table:table-cell table:style-name="ce2" table:formula="of:=DEC2BIN([.Q10];10)" office:value-type="string" office:string-value="0001101010" calcext:value-type="string">
            <text:p>0001101010</text:p>
          </table:table-cell>
          <table:table-cell table:style-name="ce2"/>
          <table:table-cell table:style-name="ce2" table:formula="of:=[.Q10]+3" office:value-type="float" office:value="109" calcext:value-type="float">
            <text:p>109</text:p>
          </table:table-cell>
          <table:table-cell table:style-name="ce2" table:formula="of:=DEC2BIN([.T10];10)" office:value-type="string" office:string-value="0001101101" calcext:value-type="string">
            <text:p>0001101101</text:p>
          </table:table-cell>
          <table:table-cell table:style-name="ce2"/>
          <table:table-cell table:style-name="ce2" table:formula="of:=[.T10]+3" office:value-type="float" office:value="112" calcext:value-type="float">
            <text:p>112</text:p>
          </table:table-cell>
          <table:table-cell table:style-name="ce2" table:formula="of:=DEC2BIN([.W10];10)" office:value-type="string" office:string-value="0001110000" calcext:value-type="string">
            <text:p>0001110000</text:p>
          </table:table-cell>
          <table:table-cell table:style-name="ce2"/>
          <table:table-cell table:style-name="ce1" table:formula="of:=[.W10]+3" office:value-type="float" office:value="115" calcext:value-type="float">
            <text:p>115</text:p>
          </table:table-cell>
          <table:table-cell table:style-name="ce1" table:formula="of:=DEC2BIN([.Z10];10)" office:value-type="string" office:string-value="0001110011" calcext:value-type="string">
            <text:p>0001110011</text:p>
          </table:table-cell>
          <table:table-cell table:style-name="ce2"/>
          <table:table-cell table:style-name="ce2" table:formula="of:=[.Z10]+3" office:value-type="float" office:value="118" calcext:value-type="float">
            <text:p>118</text:p>
          </table:table-cell>
          <table:table-cell table:style-name="ce2" table:formula="of:=DEC2BIN([.AC10];10)" office:value-type="string" office:string-value="0001110110" calcext:value-type="string">
            <text:p>000111011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table:formula="of:=[.B12]+30" office:value-type="float" office:value="61" calcext:value-type="float">
            <text:p>61</text:p>
          </table:table-cell>
          <table:table-cell table:style-name="ce1" table:formula="of:=DEC2BIN([.B11];10)" office:value-type="string" office:string-value="0000111101" calcext:value-type="string">
            <text:p>0000111101</text:p>
          </table:table-cell>
          <table:table-cell table:style-name="ce2"/>
          <table:table-cell table:style-name="ce2" table:formula="of:=[.B11]+3" office:value-type="float" office:value="64" calcext:value-type="float">
            <text:p>64</text:p>
          </table:table-cell>
          <table:table-cell table:style-name="ce2" table:formula="of:=DEC2BIN([.E11];10)" office:value-type="string" office:string-value="0001000000" calcext:value-type="string">
            <text:p>0001000000</text:p>
          </table:table-cell>
          <table:table-cell table:style-name="ce2"/>
          <table:table-cell table:style-name="ce2" table:formula="of:=[.E11]+3" office:value-type="float" office:value="67" calcext:value-type="float">
            <text:p>67</text:p>
          </table:table-cell>
          <table:table-cell table:style-name="ce2" table:formula="of:=DEC2BIN([.H11];10)" office:value-type="string" office:string-value="0001000011" calcext:value-type="string">
            <text:p>0001000011</text:p>
          </table:table-cell>
          <table:table-cell table:style-name="ce2"/>
          <table:table-cell table:style-name="ce2" table:formula="of:=[.H11]+3" office:value-type="float" office:value="70" calcext:value-type="float">
            <text:p>70</text:p>
          </table:table-cell>
          <table:table-cell table:style-name="ce2" table:formula="of:=DEC2BIN([.K11];10)" office:value-type="string" office:string-value="0001000110" calcext:value-type="string">
            <text:p>0001000110</text:p>
          </table:table-cell>
          <table:table-cell table:style-name="ce2"/>
          <table:table-cell table:style-name="ce1" table:formula="of:=[.K11]+3" office:value-type="float" office:value="73" calcext:value-type="float">
            <text:p>73</text:p>
          </table:table-cell>
          <table:table-cell table:style-name="ce1" table:formula="of:=DEC2BIN([.N11];10)" office:value-type="string" office:string-value="0001001001" calcext:value-type="string">
            <text:p>0001001001</text:p>
          </table:table-cell>
          <table:table-cell table:style-name="ce2"/>
          <table:table-cell table:style-name="ce2" table:formula="of:=[.N11]+3" office:value-type="float" office:value="76" calcext:value-type="float">
            <text:p>76</text:p>
          </table:table-cell>
          <table:table-cell table:style-name="ce2" table:formula="of:=DEC2BIN([.Q11];10)" office:value-type="string" office:string-value="0001001100" calcext:value-type="string">
            <text:p>0001001100</text:p>
          </table:table-cell>
          <table:table-cell table:style-name="ce2"/>
          <table:table-cell table:style-name="ce2" table:formula="of:=[.Q11]+3" office:value-type="float" office:value="79" calcext:value-type="float">
            <text:p>79</text:p>
          </table:table-cell>
          <table:table-cell table:style-name="ce2" table:formula="of:=DEC2BIN([.T11];10)" office:value-type="string" office:string-value="0001001111" calcext:value-type="string">
            <text:p>0001001111</text:p>
          </table:table-cell>
          <table:table-cell table:style-name="ce2"/>
          <table:table-cell table:style-name="ce2" table:formula="of:=[.T11]+3" office:value-type="float" office:value="82" calcext:value-type="float">
            <text:p>82</text:p>
          </table:table-cell>
          <table:table-cell table:style-name="ce2" table:formula="of:=DEC2BIN([.W11];10)" office:value-type="string" office:string-value="0001010010" calcext:value-type="string">
            <text:p>0001010010</text:p>
          </table:table-cell>
          <table:table-cell table:style-name="ce2"/>
          <table:table-cell table:style-name="ce1" table:formula="of:=[.W11]+3" office:value-type="float" office:value="85" calcext:value-type="float">
            <text:p>85</text:p>
          </table:table-cell>
          <table:table-cell table:style-name="ce1" table:formula="of:=DEC2BIN([.Z11];10)" office:value-type="string" office:string-value="0001010101" calcext:value-type="string">
            <text:p>0001010101</text:p>
          </table:table-cell>
          <table:table-cell table:style-name="ce2"/>
          <table:table-cell table:style-name="ce2" table:formula="of:=[.Z11]+3" office:value-type="float" office:value="88" calcext:value-type="float">
            <text:p>88</text:p>
          </table:table-cell>
          <table:table-cell table:style-name="ce2" table:formula="of:=DEC2BIN([.AC11];10)" office:value-type="string" office:string-value="0001011000" calcext:value-type="string">
            <text:p>000101100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table:formula="of:=[.B13]+30" office:value-type="float" office:value="31" calcext:value-type="float">
            <text:p>31</text:p>
          </table:table-cell>
          <table:table-cell table:style-name="ce1" table:formula="of:=DEC2BIN([.B12];10)" office:value-type="string" office:string-value="0000011111" calcext:value-type="string">
            <text:p>0000011111</text:p>
          </table:table-cell>
          <table:table-cell table:style-name="ce2"/>
          <table:table-cell table:style-name="ce2" table:formula="of:=[.B12]+3" office:value-type="float" office:value="34" calcext:value-type="float">
            <text:p>34</text:p>
          </table:table-cell>
          <table:table-cell table:style-name="ce2" table:formula="of:=DEC2BIN([.E12];10)" office:value-type="string" office:string-value="0000100010" calcext:value-type="string">
            <text:p>0000100010</text:p>
          </table:table-cell>
          <table:table-cell table:style-name="ce2"/>
          <table:table-cell table:style-name="ce2" table:formula="of:=[.E12]+3" office:value-type="float" office:value="37" calcext:value-type="float">
            <text:p>37</text:p>
          </table:table-cell>
          <table:table-cell table:style-name="ce2" table:formula="of:=DEC2BIN([.H12];10)" office:value-type="string" office:string-value="0000100101" calcext:value-type="string">
            <text:p>0000100101</text:p>
          </table:table-cell>
          <table:table-cell table:style-name="ce2"/>
          <table:table-cell table:style-name="ce2" table:formula="of:=[.H12]+3" office:value-type="float" office:value="40" calcext:value-type="float">
            <text:p>40</text:p>
          </table:table-cell>
          <table:table-cell table:style-name="ce2" table:formula="of:=DEC2BIN([.K12];10)" office:value-type="string" office:string-value="0000101000" calcext:value-type="string">
            <text:p>0000101000</text:p>
          </table:table-cell>
          <table:table-cell table:style-name="ce2"/>
          <table:table-cell table:style-name="ce1" table:formula="of:=[.K12]+3" office:value-type="float" office:value="43" calcext:value-type="float">
            <text:p>43</text:p>
          </table:table-cell>
          <table:table-cell table:style-name="ce1" table:formula="of:=DEC2BIN([.N12];10)" office:value-type="string" office:string-value="0000101011" calcext:value-type="string">
            <text:p>0000101011</text:p>
          </table:table-cell>
          <table:table-cell table:style-name="ce2"/>
          <table:table-cell table:style-name="ce2" table:formula="of:=[.N12]+3" office:value-type="float" office:value="46" calcext:value-type="float">
            <text:p>46</text:p>
          </table:table-cell>
          <table:table-cell table:style-name="ce2" table:formula="of:=DEC2BIN([.Q12];10)" office:value-type="string" office:string-value="0000101110" calcext:value-type="string">
            <text:p>0000101110</text:p>
          </table:table-cell>
          <table:table-cell table:style-name="ce2"/>
          <table:table-cell table:style-name="ce2" table:formula="of:=[.Q12]+3" office:value-type="float" office:value="49" calcext:value-type="float">
            <text:p>49</text:p>
          </table:table-cell>
          <table:table-cell table:style-name="ce2" table:formula="of:=DEC2BIN([.T12];10)" office:value-type="string" office:string-value="0000110001" calcext:value-type="string">
            <text:p>0000110001</text:p>
          </table:table-cell>
          <table:table-cell table:style-name="ce2"/>
          <table:table-cell table:style-name="ce2" table:formula="of:=[.T12]+3" office:value-type="float" office:value="52" calcext:value-type="float">
            <text:p>52</text:p>
          </table:table-cell>
          <table:table-cell table:style-name="ce2" table:formula="of:=DEC2BIN([.W12];10)" office:value-type="string" office:string-value="0000110100" calcext:value-type="string">
            <text:p>0000110100</text:p>
          </table:table-cell>
          <table:table-cell table:style-name="ce2"/>
          <table:table-cell table:style-name="ce1" table:formula="of:=[.W12]+3" office:value-type="float" office:value="55" calcext:value-type="float">
            <text:p>55</text:p>
          </table:table-cell>
          <table:table-cell table:style-name="ce1" table:formula="of:=DEC2BIN([.Z12];10)" office:value-type="string" office:string-value="0000110111" calcext:value-type="string">
            <text:p>0000110111</text:p>
          </table:table-cell>
          <table:table-cell table:style-name="ce2"/>
          <table:table-cell table:style-name="ce2" table:formula="of:=[.Z12]+3" office:value-type="float" office:value="58" calcext:value-type="float">
            <text:p>58</text:p>
          </table:table-cell>
          <table:table-cell table:style-name="ce2" table:formula="of:=DEC2BIN([.AC12];10)" office:value-type="string" office:string-value="0000111010" calcext:value-type="string">
            <text:p>0000111010</text:p>
          </table:table-cell>
          <table:table-cell table:style-name="ce2"/>
          <table:table-cell table:number-columns-repeated="99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DEC2BIN([.B13];10)" office:value-type="string" office:string-value="0000000001" calcext:value-type="string">
            <text:p>0000000001</text:p>
          </table:table-cell>
          <table:table-cell table:style-name="ce2"/>
          <table:table-cell table:style-name="ce2" table:formula="of:=[.B13]+3" office:value-type="float" office:value="4" calcext:value-type="float">
            <text:p>4</text:p>
          </table:table-cell>
          <table:table-cell table:style-name="ce2" table:formula="of:=DEC2BIN([.E13];10)" office:value-type="string" office:string-value="0000000100" calcext:value-type="string">
            <text:p>0000000100</text:p>
          </table:table-cell>
          <table:table-cell table:style-name="ce2"/>
          <table:table-cell table:style-name="ce2" table:formula="of:=[.E13]+3" office:value-type="float" office:value="7" calcext:value-type="float">
            <text:p>7</text:p>
          </table:table-cell>
          <table:table-cell table:style-name="ce2" table:formula="of:=DEC2BIN([.H13];10)" office:value-type="string" office:string-value="0000000111" calcext:value-type="string">
            <text:p>0000000111</text:p>
          </table:table-cell>
          <table:table-cell table:style-name="ce2"/>
          <table:table-cell table:style-name="ce2" table:formula="of:=[.H13]+3" office:value-type="float" office:value="10" calcext:value-type="float">
            <text:p>10</text:p>
          </table:table-cell>
          <table:table-cell table:style-name="ce2" table:formula="of:=DEC2BIN([.K13];10)" office:value-type="string" office:string-value="0000001010" calcext:value-type="string">
            <text:p>0000001010</text:p>
          </table:table-cell>
          <table:table-cell table:style-name="ce2"/>
          <table:table-cell table:style-name="ce1" table:formula="of:=[.K13]+3" office:value-type="float" office:value="13" calcext:value-type="float">
            <text:p>13</text:p>
          </table:table-cell>
          <table:table-cell table:style-name="ce1" table:formula="of:=DEC2BIN([.N13];10)" office:value-type="string" office:string-value="0000001101" calcext:value-type="string">
            <text:p>0000001101</text:p>
          </table:table-cell>
          <table:table-cell table:style-name="ce2"/>
          <table:table-cell table:style-name="ce2" table:formula="of:=[.N13]+3" office:value-type="float" office:value="16" calcext:value-type="float">
            <text:p>16</text:p>
          </table:table-cell>
          <table:table-cell table:style-name="ce2" table:formula="of:=DEC2BIN([.Q13];10)" office:value-type="string" office:string-value="0000010000" calcext:value-type="string">
            <text:p>0000010000</text:p>
          </table:table-cell>
          <table:table-cell table:style-name="ce2"/>
          <table:table-cell table:style-name="ce2" table:formula="of:=[.Q13]+3" office:value-type="float" office:value="19" calcext:value-type="float">
            <text:p>19</text:p>
          </table:table-cell>
          <table:table-cell table:style-name="ce2" table:formula="of:=DEC2BIN([.T13];10)" office:value-type="string" office:string-value="0000010011" calcext:value-type="string">
            <text:p>0000010011</text:p>
          </table:table-cell>
          <table:table-cell table:style-name="ce2"/>
          <table:table-cell table:style-name="ce2" table:formula="of:=[.T13]+3" office:value-type="float" office:value="22" calcext:value-type="float">
            <text:p>22</text:p>
          </table:table-cell>
          <table:table-cell table:style-name="ce2" table:formula="of:=DEC2BIN([.W13];10)" office:value-type="string" office:string-value="0000010110" calcext:value-type="string">
            <text:p>0000010110</text:p>
          </table:table-cell>
          <table:table-cell table:style-name="ce2"/>
          <table:table-cell table:style-name="ce1" table:formula="of:=[.W13]+3" office:value-type="float" office:value="25" calcext:value-type="float">
            <text:p>25</text:p>
          </table:table-cell>
          <table:table-cell table:style-name="ce1" table:formula="of:=DEC2BIN([.Z13];10)" office:value-type="string" office:string-value="0000011001" calcext:value-type="string">
            <text:p>0000011001</text:p>
          </table:table-cell>
          <table:table-cell table:style-name="ce2"/>
          <table:table-cell table:style-name="ce2" table:formula="of:=[.Z13]+3" office:value-type="float" office:value="28" calcext:value-type="float">
            <text:p>28</text:p>
          </table:table-cell>
          <table:table-cell table:style-name="ce2" table:formula="of:=DEC2BIN([.AC13];10)" office:value-type="string" office:string-value="0000011100" calcext:value-type="string">
            <text:p>0000011100</text:p>
          </table:table-cell>
          <table:table-cell table:style-name="ce2"/>
          <table:table-cell table:number-columns-repeated="99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column table:style-name="co15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Legend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Lightbox Ohn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Lightbox mit Repeater</text:p>
          </table:table-cell>
        </table:table-row>
        <table:table-row table:style-name="ro3">
          <table:table-cell office:value-type="string" calcext:value-type="string">
            <text:p>DMX-Addr.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Lighbox mit Spliter</text:p>
          </table:table-cell>
        </table:table-row>
        <table:table-row table:style-name="ro4">
          <table:table-cell office:value-type="string" calcext:value-type="string">
            <text:p>A001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04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07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1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13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16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22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25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28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31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3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37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4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43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46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49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5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5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58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61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64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6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7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73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7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79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82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85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88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91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94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097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0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03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06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09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1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1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1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21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24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2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30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33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3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39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42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4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4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51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54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57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60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63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66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69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72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7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78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81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84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87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90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93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96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199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0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0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0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11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14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17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2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23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26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29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3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35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3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41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4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47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25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53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56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59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6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6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6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71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7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7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8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83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8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89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9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9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298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301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304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307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31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313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316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19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22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28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31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34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37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4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4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4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49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52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355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5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宋体" style:font-family-asian="宋体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.00.0000</text:date>, <text:time style:data-style-name="N2" text:time-value="0000-00-00T00:00:03.8117118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5T17:05:56</meta:creation-date>
    <dc:date>2013-12-20T23:13:41.203349717</dc:date>
    <meta:editing-duration>PT1H7M27S</meta:editing-duration>
    <meta:editing-cycles>91</meta:editing-cycles>
    <meta:generator>LibreOffice/4.1.3.2$Linux_X86_64 LibreOffice_project/410m0$Build-2</meta:generator>
    <meta:print-date>2013-12-20T21:43:08.693352297</meta:print-date>
    <meta:document-statistic meta:table-count="3" meta:cell-count="532" meta:object-count="0"/>
  </office:meta>
</office:document-meta>
</file>